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egory_type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Riqueza de especie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tección A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sca regul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nificació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tección RAMS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o actual de 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o potenial de 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p de 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estigación y adaptació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mpliminento de la nor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ción de centros dentro de AAA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cological</text:p>
          </table:table-cell>
          <table:table-cell office:value-type="string" calcext:value-type="string">
            <text:p>ecosyste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cological</text:p>
          </table:table-cell>
          <table:table-cell office:value-type="string" calcext:value-type="string">
            <text:p>regulato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cia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8T18:38:22.393312334</meta:creation-date>
    <dc:date>2022-10-08T18:49:28.844898568</dc:date>
    <meta:editing-duration>PT56S</meta:editing-duration>
    <meta:editing-cycles>1</meta:editing-cycles>
    <meta:document-statistic meta:table-count="1" meta:cell-count="21" meta:object-count="0"/>
    <meta:generator>LibreOffice/6.0.7.3$Linux_X86_64 LibreOffice_project/00m0$Build-3</meta:generator>
  </office:meta>
</office:document-meta>
</file>